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Regular" style:font-pitch="fixed"/>
    <style:font-face style:name="Source Code Pro Bold" svg:font-family="'Source Code Pro Bold'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999999" loext:opacity="100%" style:font-name="Hack" fo:font-size="14pt" officeooo:rsid="001790d2" officeooo:paragraph-rsid="001790d2" style:font-size-asian="14pt" style:font-size-complex="14pt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999999" loext:opacity="100%" fo:font-size="14pt" officeooo:paragraph-rsid="001941c5" style:font-size-asian="14pt" style:font-size-complex="14pt"/>
    </style:style>
    <style:style style:name="T1" style:family="text">
      <style:text-properties style:font-name="Hack" officeooo:rsid="001790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A B C D E F G H I J K L M N O P Q R S T U V W X Y Z</text:p>
      <text:p text:style-name="P1">The quick brown fox jumps over the lazy dog</text:p>
      <text:p text:style-name="P1">The quick brown fox jumps over the lazy dog</text:p>
      <text:p text:style-name="P2"><text:span text:style-name="T1">Today when I walked into my economics class I saw </text:span></text:p>
      <text:p text:style-name="P2"><text:span text:style-name="T1">something I dread every time I close my eyes. Someone had </text:span></text:p>
      <text:p text:style-name="P2"><text:span text:style-name="T1">brought their new gaming laptop to class. The Forklift he </text:span></text:p>
      <text:p text:style-name="P2"><text:span text:style-name="T1">used to bring it was still running idle at the back. I </text:span></text:p>
      <text:p text:style-name="P2"><text:span text:style-name="T1">started sweating as I sat down and gazed over at the </text:span></text:p>
      <text:p text:style-name="P2"><text:span text:style-name="T1">700lb beast that was his laptop. He had already </text:span></text:p>
      <text:p text:style-name="P2"><text:span text:style-name="T1">reinforced his desk with steel support beams and was in </text:span></text:p>
      <text:p text:style-name="P2"><text:span text:style-name="T1">the process of finding an outlet for a power cable </text:span></text:p>
      <text:p text:style-name="P2"><text:span text:style-name="T1">thicker than Amy Schumer's thigh. I start shaking. I keep </text:span></text:p>
      <text:p text:style-name="P2"><text:span text:style-name="T1">telling myself I'm going to be alright and that there's </text:span></text:p>
      <text:p text:style-name="P2"><text:span text:style-name="T1">nothing to worry about. He somehow finds a fucking </text:span></text:p>
      <text:p text:style-name="P2"><text:span text:style-name="T1">outlet. Tears are running down my cheeks as I send my </text:span></text:p>
      <text:p text:style-name="P2"><text:span text:style-name="T1">last texts to my family saying I love them. The teacher </text:span></text:p>
      <text:p text:style-name="P2"><text:span text:style-name="T1">starts the lecture, and the student turns his laptop on. </text:span></text:p>
      <text:p text:style-name="P2"><text:span text:style-name="T1">The colored lights on his RGB Backlit keyboard flare to </text:span></text:p>
      <text:p text:style-name="P2"><text:span text:style-name="T1">life like a nuclear flash, and a deep humming fills my </text:span></text:p>
      <text:p text:style-name="P2"><text:span text:style-name="T1">ears and shakes my very soul. The entire city power grid </text:span></text:p>
      <text:p text:style-name="P2"><text:soft-page-break/><text:span text:style-name="T1"/></text:p>
      <text:p text:style-name="P2"><text:span text:style-name="T1">goes dark. The classroom begins to shake as the massive </text:span></text:p>
      <text:p text:style-name="P2"><text:span text:style-name="T1">fans begin to spin. In mere seconds my world has gone </text:span></text:p>
      <text:p text:style-name="P2"><text:span text:style-name="T1">from vibrant life, to a dark, earth shattering void where </text:span></text:p>
      <text:p text:style-name="P2"><text:span text:style-name="T1">my body is getting torn apart by the 150mph gale force </text:span></text:p>
      <text:p text:style-name="P2"><text:span text:style-name="T1">winds and the 500 decibel groan of the cooling fans. As </text:span></text:p>
      <text:p text:style-name="P2"><text:span text:style-name="T1">my body finally surrenders, I weep, as my school and my </text:span></text:p>
      <text:p text:style-name="P2"><text:span text:style-name="T1">city go under. I fucking hate gaming laptop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Regular" style:font-pitch="fixed"/>
    <style:font-face style:name="Source Code Pro Bold" svg:font-family="'Source Code Pro 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17:08.617118441</meta:creation-date>
    <meta:print-date>2024-10-19T19:26:44.126571403</meta:print-date>
    <dc:date>2024-10-19T19:29:41.010085886</dc:date>
    <meta:editing-duration>PT12M32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2" meta:paragraph-count="44" meta:word-count="734" meta:character-count="2314" meta:non-whitespace-character-count="1600"/>
  </office:meta>
</office:document-meta>
</file>